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text-underline-style="none" officeooo:rsid="00119b61" officeooo:paragraph-rsid="00119b61"/>
    </style:style>
    <style:style style:name="P2" style:family="paragraph" style:parent-style-name="Standard">
      <style:text-properties style:text-underline-style="none" officeooo:rsid="0012c85f" officeooo:paragraph-rsid="0012c85f"/>
    </style:style>
    <style:style style:name="P3" style:family="paragraph" style:parent-style-name="Standard">
      <style:text-properties officeooo:paragraph-rsid="0015b2cf"/>
    </style:style>
    <style:style style:name="T1" style:family="text">
      <style:text-properties style:text-underline-style="solid" style:text-underline-width="auto" style:text-underline-color="font-color" officeooo:rsid="00119b61"/>
    </style:style>
    <style:style style:name="T2" style:family="text">
      <style:text-properties officeooo:rsid="0013e5af"/>
    </style:style>
    <style:style style:name="T3" style:family="text">
      <style:text-properties officeooo:rsid="0015b2c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3">620065811</text:span></text:p>
      <text:p text:style-name="P3"><text:tab/><text:tab/><text:tab/><text:tab/><text:tab/><text:tab/><text:tab/><text:span text:style-name="T1">Test cases</text:span></text:p>
      <text:p text:style-name="P1">The un-threaded server is tested by sending requests to the server from a browser:</text:p>
      <text:p text:style-name="P2">1)A case is sent with a request for a file that exists(hello.html)</text:p>
      <text:p text:style-name="P2">2)A case with a that does not exist.</text:p>
      <text:p text:style-name="P2">3)A case with no filename provided.</text:p>
      <text:p text:style-name="P2"/>
      <text:p text:style-name="P2">The Client is tested by connecting to the un-threaded server and testing the following inputs:</text:p>
      <text:p text:style-name="P2">1)hello.html</text:p>
      <text:p text:style-name="P2">2)hi.html</text:p>
      <text:p text:style-name="P2"/>
      <text:p text:style-name="P2">The threaded server is tested by running the server then sending a request to port 10000 and then sending one to 10001 and so on until satisfied.</text:p>
      <text:p text:style-name="P2"/>
      <text:p text:style-name="P2">The threaded server tends to fail after a few requests to the same port however, that is after two or three requests on port 10000 the server no longer listens on port 10000 but will still listen on port 10001 and other ports that may have been created.</text:p>
      <text:p text:style-name="P2">Also after a request is made <text:span text:style-name="T2">on a port if the server is left listening on that port for a few minutes without request it will stop listening on that port.</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3T22:38:50.403775599</meta:creation-date>
    <dc:date>2014-10-03T23:01:23.770617766</dc:date>
    <meta:editing-duration>PT18M40S</meta:editing-duration>
    <meta:editing-cycles>3</meta:editing-cycles>
    <meta:generator>LibreOffice/4.2.6.3$Linux_X86_64 LibreOffice_project/420m0$Build-3</meta:generator>
    <meta:document-statistic meta:table-count="0" meta:image-count="0" meta:object-count="0" meta:page-count="1" meta:paragraph-count="12" meta:word-count="166" meta:character-count="912" meta:non-whitespace-character-count="751"/>
  </office:meta>
</office:document-meta>
</file>